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d0d" officeooo:paragraph-rsid="0014cd0d"/>
    </style:style>
    <style:style style:name="P2" style:family="paragraph" style:parent-style-name="Standard">
      <style:text-properties officeooo:rsid="0015290e" officeooo:paragraph-rsid="0015290e"/>
    </style:style>
    <style:style style:name="T1" style:family="text">
      <style:text-properties officeooo:rsid="0014f925"/>
    </style:style>
    <style:style style:name="T2" style:family="text">
      <style:text-properties officeooo:rsid="00152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ton « passer son tour »</text:p>
      <text:p text:style-name="P1"/>
      <text:p text:style-name="P1">- Clic sur bouton « passer son tour »</text:p>
      <text:p text:style-name="P1">- Récupérer valeur ligne où est le bouton « passer son tour »</text:p>
      <text:p text:style-name="P1">- Changer le formatage de la ligne « nom date » (barré grisé)</text:p>
      <text:p text:style-name="P1"/>
      <text:p text:style-name="P1"/>
      <text:p text:style-name="P1">Bouton « <text:span text:style-name="T1">au suivant »</text:span></text:p>
      <text:p text:style-name="P1"/>
      <text:p text:style-name="P1">- <text:span text:style-name="T2">Clic sur bouton « au suivant »</text:span></text:p>
      <text:p text:style-name="P1">- <text:span text:style-name="T2">Récupérer valeur 1ere ligne du tableau</text:span></text:p>
      <text:p text:style-name="P1">- <text:span text:style-name="T2">Changer le formatage de la ligne « nom date » (fond vert )</text:span></text:p>
      <text:p text:style-name="P1"/>
      <text:p text:style-name="P2">Bouton « rafraîchir »</text:p>
      <text:p text:style-name="P2"/>
      <text:p text:style-name="P2"/>
      <text:p text:style-name="P2">- Clic sur bouton « rafraîchir »</text:p>
      <text:p text:style-name="P2">- Récupérer valeur <text:s/>ligne « nom date » (barré grisé)</text:p>
      <text:p text:style-name="P2">- Effacé ligne (barré grisé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09:41:54.321540461</meta:creation-date>
    <dc:date>2022-02-09T12:22:19.786425944</dc:date>
    <meta:editing-duration>PT1H39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01" meta:character-count="471" meta:non-whitespace-character-count="381"/>
  </office:meta>
</office:document-meta>
</file>